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">
      <style:paragraph-properties fo:text-align="center" style:justify-single-word="false"/>
      <style:text-properties style:font-name="Arial" fo:font-weight="normal" officeooo:rsid="00172d48" officeooo:paragraph-rsid="00172d48" style:font-weight-asian="normal" style:font-weight-complex="normal"/>
    </style:style>
    <style:style style:name="P2" style:family="paragraph" style:parent-style-name="Text_20_body" style:list-style-name="">
      <style:paragraph-properties fo:text-align="center" style:justify-single-word="false"/>
      <style:text-properties style:font-name="Arial" fo:font-weight="bold" officeooo:rsid="00172d48" officeooo:paragraph-rsid="00172d48"/>
    </style:style>
    <style:style style:name="P3" style:family="paragraph" style:parent-style-name="Text_20_body" style:list-style-name="">
      <style:paragraph-properties fo:text-align="center" style:justify-single-word="false"/>
      <style:text-properties style:font-name="Arial" fo:font-size="14pt" fo:font-weight="normal" officeooo:rsid="00172d48" officeooo:paragraph-rsid="00172d48" style:font-size-asian="14pt" style:font-weight-asian="normal" style:font-size-complex="14pt" style:font-weight-complex="normal"/>
    </style:style>
    <style:style style:name="P4" style:family="paragraph" style:parent-style-name="Heading_20_3" style:list-style-name="">
      <style:paragraph-properties fo:text-align="center" style:justify-single-word="false"/>
      <style:text-properties style:font-name="Arial" fo:font-size="16pt" fo:font-weight="bold" style:font-size-asian="16pt" style:font-size-complex="16pt"/>
    </style:style>
    <style:style style:name="P5" style:family="paragraph" style:parent-style-name="Text_20_body" style:list-style-name="">
      <style:paragraph-properties fo:text-align="start" style:justify-single-word="false"/>
      <style:text-properties style:font-name="Arial" fo:font-weight="bold"/>
    </style:style>
    <style:style style:name="P6" style:family="paragraph" style:parent-style-name="Text_20_body" style:list-style-name="">
      <style:paragraph-properties fo:text-align="start" style:justify-single-word="false"/>
      <style:text-properties style:font-name="Arial" fo:font-weight="normal" officeooo:paragraph-rsid="00172d48"/>
    </style:style>
    <style:style style:name="P7" style:family="paragraph" style:parent-style-name="Text_20_body" style:list-style-name="">
      <style:paragraph-properties fo:text-align="center" style:justify-single-word="false"/>
      <style:text-properties style:font-name="Arial" fo:font-weight="bold"/>
    </style:style>
    <style:style style:name="P8" style:family="paragraph" style:parent-style-name="Heading_20_5">
      <style:paragraph-properties fo:margin-top="0cm" fo:margin-bottom="0.247cm" style:contextual-spacing="false" fo:line-height="115%" fo:text-align="start" style:justify-single-word="false"/>
      <style:text-properties style:font-name="Arial" fo:font-weight="bold"/>
    </style:style>
    <style:style style:name="P9" style:family="paragraph" style:parent-style-name="Text_20_body">
      <style:paragraph-properties fo:text-align="start" style:justify-single-word="false"/>
      <style:text-properties style:font-name="Arial"/>
    </style:style>
    <style:style style:name="P10" style:family="paragraph" style:parent-style-name="Text_20_body">
      <style:paragraph-properties fo:text-align="start" style:justify-single-word="false"/>
      <style:text-properties style:font-name="Arial" officeooo:paragraph-rsid="00181fc4"/>
    </style:style>
    <style:style style:name="P11" style:family="paragraph" style:parent-style-name="Text_20_body">
      <style:paragraph-properties fo:text-align="start" style:justify-single-word="false"/>
      <style:text-properties style:font-name="Arial" officeooo:paragraph-rsid="00198e0a"/>
    </style:style>
    <style:style style:name="P12" style:family="paragraph" style:parent-style-name="Preformatted_20_Text">
      <style:paragraph-properties fo:margin-top="0cm" fo:margin-bottom="0.247cm" style:contextual-spacing="false" fo:line-height="115%" fo:text-align="start" style:justify-single-word="false"/>
      <style:text-properties style:font-name="Arial"/>
    </style:style>
    <style:style style:name="P13" style:family="paragraph" style:parent-style-name="Text_20_body">
      <style:paragraph-properties fo:text-align="start" style:justify-single-word="false"/>
      <style:text-properties style:font-name="Arial" fo:font-weight="bold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/>
    </style:style>
    <style:style style:name="P15" style:family="paragraph" style:parent-style-name="Text_20_body">
      <style:paragraph-properties fo:text-align="start" style:justify-single-word="false"/>
      <style:text-properties style:font-name="Arial" fo:font-weight="normal" officeooo:paragraph-rsid="001df593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T1" style:family="text">
      <style:text-properties fo:font-size="14pt" officeooo:rsid="00172d48" style:font-size-asian="14pt" style:font-weight-asian="normal" style:font-size-complex="14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8624"/>
    </style:style>
    <style:style style:name="T4" style:family="text">
      <style:text-properties officeooo:rsid="00181fc4"/>
    </style:style>
    <style:style style:name="T5" style:family="text">
      <style:text-properties style:font-name="Ari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df593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df593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FATEC DR ARCHIMEDES LAMMOGLIA</text:h>
      <text:p text:style-name="P2"/>
      <text:p text:style-name="P2"/>
      <text:p text:style-name="P2"/>
      <text:p text:style-name="P2"/>
      <text:p text:style-name="P2"/>
      <text:p text:style-name="P2"/>
      <text:p text:style-name="P3">Caio Simonassi</text:p>
      <text:p text:style-name="P2"/>
      <text:p text:style-name="P2"/>
      <text:p text:style-name="P2"/>
      <text:p text:style-name="P2"/>
      <text:p text:style-name="P2"/>
      <text:p text:style-name="P2"/>
      <text:p text:style-name="P3">TECNICAS DE PROGRAMAÇÃO II</text:p>
      <text:h text:style-name="P4" text:outline-level="3">Atividade: Padrão de Projeto Singleton com Conexão de Banco de Dados</text:h>
      <text:p text:style-name="P5"/>
      <text:p text:style-name="P5"/>
      <text:p text:style-name="P5"/>
      <text:p text:style-name="P5"/>
      <text:p text:style-name="P5"/>
      <text:p text:style-name="P6"><text:span text:style-name="T1">Orientador: Profº Simone Mendes da Silva</text:span></text:p>
      <text:p text:style-name="P7"/>
      <text:p text:style-name="P7"/>
      <text:p text:style-name="P7"/>
      <text:p text:style-name="P7"/>
      <text:p text:style-name="P7"/>
      <text:p text:style-name="P7"/>
      <text:p text:style-name="P3">INDAIATUBA</text:p>
      <text:p text:style-name="P3">SETEMBRO/2025</text:p>
      <text:h text:style-name="P8" text:outline-level="5"><text:soft-page-break/><text:tab/>1. Exemplo de Conexão com Banco de Dados</text:h>
      <text:p text:style-name="P9"><text:tab/><text:span text:style-name="T2">O </text:span><text:span text:style-name="T2">Padrão de Projeto Singleton</text:span><text:span text:style-name="T2"> garante que uma classe tenha apenas </text:span><text:span text:style-name="T2">uma única instância</text:span><text:span text:style-name="T2">, fornecendo um ponto de acesso global a ela.</text:span></text:p>
      <text:p text:style-name="P10"><text:tab/>Um dos seus usos mais comuns é para gerenciar recursos compartilhados, como uma conexão com um banco de dados, <text:span text:style-name="T3">o</text:span> padrão garante que, não importa quantas vezes o objeto de conexão seja solicitado, a mesma e única instância será retornada.</text:p>
      <text:p text:style-name="P11"><text:span text:style-name="T2"><text:tab/>O construtor é </text:span><text:span text:style-name="T2">privado</text:span><text:span text:style-name="T2">, o qu</text:span>e impede a criação de novas instâncias diretamente, <text:span text:style-name="T4">u</text:span>m método estático é a única forma de obter a instância da classe <text:span text:style-name="T4">e a</text:span> conexão é criada apenas uma vez, dentro da lógica de <text:span text:style-name="Source_20_Text"><text:span text:style-name="T5">getInstance().</text:span></text:span></text:p>
      <text:p text:style-name="P10"><text:span text:style-name="Source_20_Text"><text:span text:style-name="T6">public class DatabaseConnection {</text:span></text:span></text:p>
      <text:p text:style-name="P10"><text:span text:style-name="Source_20_Text"><text:span text:style-name="T6"><text:s text:c="4"/>private static DatabaseConnection instance; // A única instância da classe.</text:span></text:span></text:p>
      <text:p text:style-name="P10"><text:span text:style-name="Source_20_Text"><text:span text:style-name="T6"><text:s text:c="4"/>private MongoClient mongoClient; // Objeto de conexão com o banco.</text:span></text:span></text:p>
      <text:p text:style-name="P10"><text:span text:style-name="Source_20_Text"><text:span text:style-name="T6"><text:s text:c="4"/>private MongoDatabase database; // O banco de dados a ser usado.</text:span></text:span></text:p>
      <text:p text:style-name="P10"><text:span text:style-name="Source_20_Text"><text:span text:style-name="T6"><text:s text:c="4"/>private DatabaseConnection() {</text:span></text:span></text:p>
      <text:p text:style-name="P10"><text:span text:style-name="Source_20_Text"><text:span text:style-name="T6"><text:s text:c="8"/>try {</text:span></text:span></text:p>
      <text:p text:style-name="P10"><text:span text:style-name="Source_20_Text"><text:span text:style-name="T6"><text:s text:c="12"/>// Construtor privado: cria a conexão apenas uma vez.</text:span></text:span></text:p>
      <text:p text:style-name="P10"><text:span text:style-name="Source_20_Text"><text:span text:style-name="T6"><text:s text:c="12"/>this.mongoClient = MongoClients.create("mongodb://localhost:27017");</text:span></text:span></text:p>
      <text:p text:style-name="P10"><text:span text:style-name="Source_20_Text"><text:span text:style-name="T6"><text:s text:c="12"/>this.database = mongoClient.getDatabase("mydatabase");</text:span></text:span></text:p>
      <text:p text:style-name="P10"><text:span text:style-name="Source_20_Text"><text:span text:style-name="T6"><text:s text:c="12"/>System.out.println("Conexão com o banco de dados estabelecida.");</text:span></text:span></text:p>
      <text:p text:style-name="P10"><text:span text:style-name="Source_20_Text"><text:span text:style-name="T6"><text:s text:c="8"/>} catch (Exception e) {</text:span></text:span></text:p>
      <text:p text:style-name="P10"><text:span text:style-name="Source_20_Text"><text:span text:style-name="T6"><text:s text:c="12"/>e.printStackTrace();</text:span></text:span></text:p>
      <text:p text:style-name="P10"><text:span text:style-name="Source_20_Text"><text:span text:style-name="T6"><text:s text:c="8"/>}</text:span></text:span></text:p>
      <text:p text:style-name="P10"><text:span text:style-name="Source_20_Text"><text:span text:style-name="T6"><text:s text:c="4"/>}</text:span></text:span></text:p>
      <text:p text:style-name="P10"><text:span text:style-name="Source_20_Text"><text:span text:style-name="T6"><text:s text:c="4"/>public static DatabaseConnection getInstance() { // Ponto de acesso global.</text:span></text:span></text:p>
      <text:p text:style-name="P10"><text:span text:style-name="Source_20_Text"><text:span text:style-name="T6"><text:s text:c="8"/>if (instance == null) {</text:span></text:span></text:p>
      <text:p text:style-name="P10"><text:span text:style-name="Source_20_Text"><text:span text:style-name="T6"><text:s text:c="12"/>instance = new DatabaseConnection(); // Cria a instância se ainda não existir.</text:span></text:span></text:p>
      <text:p text:style-name="P10"><text:span text:style-name="Source_20_Text"><text:span text:style-name="T6"><text:s text:c="8"/>}</text:span></text:span></text:p>
      <text:p text:style-name="P10"><text:span text:style-name="Source_20_Text"><text:span text:style-name="T6"><text:s text:c="8"/>return instance; // Retorna a única instância.</text:span></text:span></text:p>
      <text:p text:style-name="P10"><text:span text:style-name="Source_20_Text"><text:span text:style-name="T6"><text:s text:c="4"/>}</text:span></text:span></text:p>
      <text:p text:style-name="P10"><text:span text:style-name="Source_20_Text"><text:span text:style-name="T6"><text:s text:c="4"/>public MongoDatabase getDatabase() {</text:span></text:span></text:p>
      <text:p text:style-name="P10"><text:span text:style-name="Source_20_Text"><text:span text:style-name="T6"><text:s text:c="8"/>return database; // Método para obter o objeto do banco de dados.</text:span></text:span></text:p>
      <text:p text:style-name="P10"><text:span text:style-name="Source_20_Text"><text:span text:style-name="T6"><text:s text:c="4"/>}</text:span></text:span></text:p>
      <text:p text:style-name="P10"><text:span text:style-name="Source_20_Text"><text:span text:style-name="T6">}</text:span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3"><text:soft-page-break/><text:tab/><text:span text:style-name="T7">Como Acessar a Classe</text:span></text:p>
      <text:p text:style-name="P9"><text:tab/>Para usar a conexão, você apenas precisa chamar o método <text:span text:style-name="Source_20_Text">getInstance()</text:span> de qualquer lugar do seu código.</text:p>
      <text:p text:style-name="P14"><text:span text:style-name="Source_20_Text"><text:span text:style-name="T6">public class Main {</text:span></text:span></text:p>
      <text:p text:style-name="P14"><text:span text:style-name="Source_20_Text"><text:span text:style-name="T6"><text:s text:c="4"/>public static void main(String[] args) {</text:span></text:span></text:p>
      <text:p text:style-name="P14"><text:span text:style-name="Source_20_Text"><text:span text:style-name="T6"><text:s text:c="8"/>// Acessa a única instância da classe de conexão, garantindo que o construtor só seja chamado uma vez.</text:span></text:span></text:p>
      <text:p text:style-name="P14"><text:span text:style-name="Source_20_Text"><text:span text:style-name="T6"><text:s text:c="8"/>DatabaseConnection dbConnection = DatabaseConnection.getInstance();</text:span></text:span></text:p>
      <text:p text:style-name="P14"><text:span text:style-name="Source_20_Text"><text:span text:style-name="T6"><text:s text:c="8"/>// Obtém a referência ao banco de dados e a uma coleção, para começar a trabalhar.</text:span></text:span></text:p>
      <text:p text:style-name="P14"><text:span text:style-name="Source_20_Text"><text:span text:style-name="T6"><text:s text:c="8"/>MongoCollection&lt;Document&gt; collection = dbConnection.getDatabase().getCollection("usuarios");</text:span></text:span></text:p>
      <text:p text:style-name="P14"><text:span text:style-name="Source_20_Text"><text:span text:style-name="T6"><text:s text:c="8"/>// Exemplo: Insere um novo documento na coleção.</text:span></text:span></text:p>
      <text:p text:style-name="P14"><text:span text:style-name="Source_20_Text"><text:span text:style-name="T6"><text:s text:c="8"/>Document user = new Document("nome", "Jhonatan").append("idade", 25);</text:span></text:span></text:p>
      <text:p text:style-name="P14"><text:span text:style-name="Source_20_Text"><text:span text:style-name="T6"><text:s text:c="8"/>collection.insertOne(user);</text:span></text:span></text:p>
      <text:p text:style-name="P14"><text:span text:style-name="Source_20_Text"><text:span text:style-name="T6"><text:s text:c="8"/>System.out.println("Documento inserido com sucesso!");</text:span></text:span></text:p>
      <text:p text:style-name="P14"><text:span text:style-name="Source_20_Text"><text:span text:style-name="T6"><text:s text:c="4"/>}</text:span></text:span></text:p>
      <text:p text:style-name="P14"><text:span text:style-name="Source_20_Text"><text:span text:style-name="T6">}</text:span></text:span></text:p>
      <text:h text:style-name="P8" text:outline-level="5"><text:tab/>2. <text:span text:style-name="T8">Pontos Positivos e Negativos do Padrão Singleton</text:span></text:h>
      <text:p text:style-name="P15"><text:tab/><text:span text:style-name="T9">Alguns </text:span><text:span text:style-name="T10">Pontos Positivos </text:span><text:span text:style-name="T11">são a </text:span>Economia de Recursos <text:span text:style-name="T9">que</text:span> Evita a criação de múltiplos objetos de conexão, o que economiza memória e tempo, <text:span text:style-name="T9">o </text:span>Controle Centralizado <text:span text:style-name="T9">faz com</text:span> que toda a aplicação use a mesma e única instância de conexão <text:span text:style-name="T9">que </text:span>pode ser acessada facilmente de qualquer parte do código.</text:p>
      <text:p text:style-name="P15"><text:span text:style-name="T9"><text:tab/>Ja na parte dos Pontos Negativos nos temos o </text:span>Acoplamento Forte, <text:span text:style-name="T9">o</text:span> código que usa a classe Singleton fica diretamente dependente dela, dificultando a troca por outra implementação, <text:span text:style-name="T9">outro ponto é a </text:span>Dificuldade de Teste <text:span text:style-name="T9">que deixa</text:span> mais complicado testar uma classe que depende de um Singleton, pois não é fácil substituí-lo por uma versão de teste <text:span text:style-name="T9">e n</text:span>ão é a melhor prática com Spring Boot, <text:span text:style-name="T9">e</text:span>m projetos Spring Boot, usar um Singleton manual vai contra a filosofia do framework, que já gerencia a criação de instâncias de forma mais flexível usando Injeção de Dependência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20:04:30.027050127</meta:creation-date>
    <dc:date>2025-09-18T20:57:25.297826650</dc:date>
    <meta:editing-duration>PT42M37S</meta:editing-duration>
    <meta:editing-cycles>8</meta:editing-cycles>
    <meta:generator>LibreOffice/25.2.6.2$Linux_X86_64 LibreOffice_project/520$Build-2</meta:generator>
    <meta:document-statistic meta:table-count="0" meta:image-count="0" meta:object-count="0" meta:page-count="3" meta:paragraph-count="52" meta:word-count="510" meta:character-count="3589" meta:non-whitespace-character-count="2886"/>
  </office:meta>
</office:document-meta>
</file>